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411 Group02</text:p>
      <text:p text:style-name="P1">Sarah Clisby</text:p>
      <text:p text:style-name="P1">Ian Crawford</text:p>
      <text:p text:style-name="P1">Matt Martinson</text:p>
      <text:p text:style-name="P1">Matt Thomas</text:p>
      <text:p text:style-name="Standard"/>
      <text:p text:style-name="P2">(Sun Tzu's) the Plan of ATTACK</text:p>
      <text:p text:style-name="Standard"/>
      <text:p text:style-name="Standard"><text:tab/>Our first step is to change slob_alloc() so that it initially loops though each partially free page, finding each one that has sufficient room on the page. Every time one is found, we will call a function we write, find_best_fit_block(), which will be similar to slob_page_alloc(). This function will loop through each block on the passed slob_page looking for the best fit. If we ever find a block with a perfect fit, we immediately allocate to that block. Otherwise, for each block with sufficent space, we will calculate the fragmented space that would remain if we use that block for allocation, calling it <text:span text:style-name="T1">remainder</text:span><text:span text:style-name="T2">. If we have a previous </text:span><text:span text:style-name="T1">remainder</text:span><text:span text:style-name="T2"> from an earlier page/block, we compare that to the new </text:span><text:span text:style-name="T1">remainder</text:span><text:span text:style-name="T2">, saving the minimum. If the new </text:span><text:span text:style-name="T1">remainder</text:span><text:span text:style-name="T2"> is the minimum, we then save the inputs for set_slob() ( the </text:span><text:span text:style-name="T1">current</text:span><text:span text:style-name="T2"> block, the </text:span><text:span text:style-name="T1">size</text:span><text:span text:style-name="T2"> to be allocated, and the pointer to the </text:span><text:span text:style-name="T1">next</text:span><text:span text:style-name="T2"> block ). </text:span>Once we have looped through all blocks on all pages, we allocate memory by calling set_slob with the most recent <text:span text:style-name="T1">current</text:span><text:span text:style-name="T2">, </text:span><text:span text:style-name="T1">size</text:span><text:span text:style-name="T2">, and </text:span><text:span text:style-name="T1">next</text:span><text:span text:style-name="T2"> that were saved.</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30T17:32:10</meta:creation-date>
    <meta:document-statistic meta:table-count="0" meta:image-count="0" meta:object-count="0" meta:page-count="1" meta:paragraph-count="7" meta:word-count="198" meta:character-count="1146"/>
    <dc:date>2010-10-30T18:47:20</dc:date>
    <meta:editing-duration>PT00H14M07S</meta:editing-duration>
    <meta:editing-cycles>1</meta:editing-cycles>
    <meta:generator>OpenOffice.org/3.2$Unix OpenOffice.org_project/320m18$Build-9502</meta:generator>
  </office:meta>
</office:document-meta>
</file>